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80000009A66F9B29421239237.png" manifest:media-type="image/png"/>
  <manifest:file-entry manifest:full-path="Pictures/10003BC5000035B200000FF68359FA5DAA0FE60F.svg" manifest:media-type="image/svg+xml"/>
  <manifest:file-entry manifest:full-path="Pictures/1000020100000365000001D471878E734FBB4B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ffff66" draw:opacity="20%" draw:textarea-horizontal-align="justify" draw:textarea-vertical-align="middle" draw:auto-grow-height="false" fo:min-height="1.909cm" fo:min-width="25.408cm" draw:shadow-opacity="20%"/>
    </style:style>
    <style:style style:name="gr3" style:family="graphic" style:parent-style-name="standard">
      <style:graphic-properties draw:fill-color="#eeeeee" draw:opacity="50%" draw:textarea-horizontal-align="justify" draw:textarea-vertical-align="middle" draw:auto-grow-height="false" fo:min-height="14.99cm" fo:min-width="3.945cm" draw:shadow-opacity="50%"/>
    </style:style>
    <style:style style:name="gr4" style:family="graphic" style:parent-style-name="standard">
      <style:graphic-properties draw:fill-color="#66ffff" draw:opacity="20%" draw:textarea-horizontal-align="justify" draw:textarea-vertical-align="middle" draw:auto-grow-height="false" fo:min-height="1.909cm" fo:min-width="3.437cm" draw:shadow-opacity="20%"/>
    </style:style>
    <style:style style:name="gr5" style:family="graphic" style:parent-style-name="standard">
      <style:graphic-properties draw:fill-color="#ff00cc" draw:opacity="20%" draw:textarea-horizontal-align="justify" draw:textarea-vertical-align="middle" draw:auto-grow-height="false" fo:min-height="1.909cm" fo:min-width="3.437cm" draw:shadow-opacity="20%"/>
    </style:style>
    <style:style style:name="gr6" style:family="graphic" style:parent-style-name="standard">
      <style:graphic-properties draw:fill-color="#ff99ff" draw:textarea-horizontal-align="justify" draw:textarea-vertical-align="middle" draw:auto-grow-height="false" fo:min-height="0.367cm" fo:min-width="1.091cm"/>
    </style:style>
    <style:style style:name="gr7" style:family="graphic" style:parent-style-name="standard">
      <style:graphic-properties draw:fill-color="#ccff66" draw:textarea-horizontal-align="justify" draw:textarea-vertical-align="middle" draw:auto-grow-height="false" fo:min-height="1.32cm" fo:min-width="0.263cm"/>
    </style:style>
    <style:style style:name="gr8" style:family="graphic" style:parent-style-name="standard">
      <style:graphic-properties draw:fill-color="#3399ff" draw:textarea-horizontal-align="justify" draw:textarea-vertical-align="middle" draw:auto-grow-height="false" fo:min-height="0.367cm" fo:min-width="1.091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1.126cm" fo:min-width="3.29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54cm" fo:min-width="2.40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1.119cm" fo:min-width="3.295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367cm" fo:min-width="1.091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-color="#ffff66" draw:opacity="20%"/>
      <style:paragraph-properties fo:text-align="center"/>
    </style:style>
    <style:style style:name="P5" style:family="paragraph">
      <loext:graphic-properties draw:fill-color="#eeeeee" draw:opacity="50%"/>
      <style:paragraph-properties fo:text-align="center"/>
    </style:style>
    <style:style style:name="P6" style:family="paragraph">
      <loext:graphic-properties draw:fill-color="#66ffff" draw:opacity="20%"/>
      <style:paragraph-properties fo:text-align="center"/>
    </style:style>
    <style:style style:name="P7" style:family="paragraph">
      <loext:graphic-properties draw:fill-color="#ff00cc" draw:opacity="20%"/>
      <style:paragraph-properties fo:text-align="center"/>
    </style:style>
    <style:style style:name="P8" style:family="paragraph">
      <loext:graphic-properties draw:fill-color="#ff99ff"/>
      <style:paragraph-properties fo:text-align="center"/>
    </style:style>
    <style:style style:name="P9" style:family="paragraph">
      <loext:graphic-properties draw:fill-color="#ccff66"/>
      <style:paragraph-properties fo:text-align="center"/>
    </style:style>
    <style:style style:name="P10" style:family="paragraph">
      <loext:graphic-properties draw:fill-color="#3399ff"/>
      <style:paragraph-properties fo:text-align="center"/>
    </style:style>
    <style:style style:name="P11" style:family="paragraph">
      <loext:graphic-properties draw:fill-color="#cfe7f5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style:font-name="Liberation Mono" fo:font-size="12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3.829cm" svg:height="0.962cm" svg:x="20.05cm" svg:y="6.08cm">
          <draw:text-box>
            <text:p>User's code</text:p>
          </draw:text-box>
        </draw:frame>
        <draw:frame draw:style-name="gr1" draw:text-style-name="P3" draw:layer="layout" svg:width="3.563cm" svg:height="1.673cm" svg:x="1.127cm" svg:y="7.72cm">
          <draw:text-box>
            <text:p text:style-name="P2">Cassandra</text:p>
            <text:p text:style-name="P2">database</text:p>
          </draw:text-box>
        </draw:frame>
        <draw:frame draw:style-name="gr1" draw:text-style-name="P3" draw:layer="layout" svg:width="5.362cm" svg:height="1.673cm" svg:x="1cm" svg:y="9.943cm">
          <draw:text-box>
            <text:p text:style-name="P2">Parquet (column)</text:p>
            <text:p text:style-name="P2">file format</text:p>
          </draw:text-box>
        </draw:frame>
        <draw:frame draw:style-name="gr1" draw:text-style-name="P3" draw:layer="layout" svg:width="6.238cm" svg:height="1.673cm" svg:x="1.188cm" svg:y="12.165cm">
          <draw:text-box>
            <text:p text:style-name="P2">Hadoop (distributed)</text:p>
            <text:p text:style-name="P2">filesystem</text:p>
          </draw:text-box>
        </draw:frame>
        <draw:frame draw:style-name="gr1" draw:text-style-name="P3" draw:layer="layout" svg:width="4.833cm" svg:height="1.673cm" svg:x="1.254cm" svg:y="14.451cm">
          <draw:text-box>
            <text:p text:style-name="P2">Shared (virtual)</text:p>
            <text:p text:style-name="P2">filesystem </text:p>
          </draw:text-box>
        </draw:frame>
        <draw:frame draw:style-name="gr1" draw:text-style-name="P3" draw:layer="layout" svg:width="4.9cm" svg:height="1.673cm" svg:x="1.188cm" svg:y="16.864cm">
          <draw:text-box>
            <text:p text:style-name="P2">Local (physical)</text:p>
            <text:p text:style-name="P2">disc </text:p>
          </draw:text-box>
        </draw:frame>
        <draw:frame draw:style-name="gr1" draw:text-style-name="P3" draw:layer="layout" svg:width="2.788cm" svg:height="1.673cm" svg:x="1.218cm" svg:y="5.717cm">
          <draw:text-box>
            <text:p text:style-name="P2">Spark</text:p>
            <text:p text:style-name="P2">analysis</text:p>
          </draw:text-box>
        </draw:frame>
        <draw:custom-shape draw:style-name="gr2" draw:text-style-name="P4" draw:layer="layout" svg:width="25.908cm" svg:height="2.159cm" svg:x="1.254cm" svg:y="14.33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5" draw:layer="layout" svg:width="4.445cm" svg:height="15.24cm" svg:x="5.572cm" svg:y="4.5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6" draw:layer="layout" svg:width="3.937cm" svg:height="2.159cm" svg:x="5.826cm" svg:y="11.92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7" draw:layer="layout" svg:width="3.937cm" svg:height="2.159cm" svg:x="5.826cm" svg:y="7.47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8" draw:layer="layout" svg:width="1.59cm" svg:height="0.987cm" svg:x="6.141cm" svg:y="8.52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6" draw:text-style-name="P8" draw:layer="layout" svg:width="1.59cm" svg:height="0.987cm" svg:x="6.141cm" svg:y="7.60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custom-shape draw:style-name="gr7" draw:text-style-name="P9" draw:layer="layout" svg:width="0.762cm" svg:height="1.778cm" svg:x="7.731cm" svg:y="9.89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7" draw:text-style-name="P9" draw:layer="layout" svg:width="0.762cm" svg:height="1.778cm" svg:x="8.62cm" svg:y="9.89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custom-shape draw:style-name="gr8" draw:text-style-name="P10" draw:layer="layout" svg:width="1.59cm" svg:height="0.987cm" svg:x="6.014cm" svg:y="17.666cm">
                <text:p/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8" draw:text-style-name="P10" draw:layer="layout" svg:width="1.59cm" svg:height="0.987cm" svg:x="6.014cm" svg:y="16.748cm">
                <text:p/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9" draw:text-style-name="P11" draw:layer="layout" svg:width="3.943cm" svg:height="1.524cm" svg:x="5.826cm" svg:y="5.79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0" draw:text-style-name="P12" draw:layer="layout" svg:width="3cm" svg:height="1cm" svg:x="6.297cm" svg:y="6.053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11" draw:text-style-name="P13" draw:layer="layout" svg:width="1.588cm" svg:height="0.854cm" svg:x="6.459cm" svg:y="6.103cm">
                  <draw:image xlink:href="Pictures/1000020100000365000001D471878E734FBB4B8E.png" xlink:type="simple" xlink:show="embed" xlink:actuate="onLoad">
                    <text:p/>
                  </draw:image>
                </draw:frame>
              </draw:g>
            </draw:g>
          </draw:g>
        </draw:g>
        <draw:g>
          <draw:custom-shape draw:style-name="gr3" draw:text-style-name="P5" draw:layer="layout" svg:width="4.445cm" svg:height="15.24cm" svg:x="10.271cm" svg:y="4.5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6" draw:layer="layout" svg:width="3.937cm" svg:height="2.159cm" svg:x="10.525cm" svg:y="11.92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7" draw:layer="layout" svg:width="3.937cm" svg:height="2.159cm" svg:x="10.525cm" svg:y="7.47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8" draw:layer="layout" svg:width="1.59cm" svg:height="0.987cm" svg:x="10.84cm" svg:y="8.52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6" draw:text-style-name="P8" draw:layer="layout" svg:width="1.59cm" svg:height="0.987cm" svg:x="10.84cm" svg:y="7.60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custom-shape draw:style-name="gr7" draw:text-style-name="P9" draw:layer="layout" svg:width="0.762cm" svg:height="1.778cm" svg:x="12.43cm" svg:y="9.89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7" draw:text-style-name="P9" draw:layer="layout" svg:width="0.762cm" svg:height="1.778cm" svg:x="13.319cm" svg:y="9.89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custom-shape draw:style-name="gr8" draw:text-style-name="P10" draw:layer="layout" svg:width="1.59cm" svg:height="0.987cm" svg:x="10.713cm" svg:y="17.666cm">
                <text:p/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8" draw:text-style-name="P10" draw:layer="layout" svg:width="1.59cm" svg:height="0.987cm" svg:x="10.713cm" svg:y="16.748cm">
                <text:p/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9" draw:text-style-name="P11" draw:layer="layout" svg:width="3.943cm" svg:height="1.524cm" svg:x="10.525cm" svg:y="5.79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0" draw:text-style-name="P12" draw:layer="layout" svg:width="3cm" svg:height="1cm" svg:x="10.996cm" svg:y="6.053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11" draw:text-style-name="P13" draw:layer="layout" svg:width="1.588cm" svg:height="0.854cm" svg:x="11.158cm" svg:y="6.103cm">
                  <draw:image xlink:href="Pictures/1000020100000365000001D471878E734FBB4B8E.png" xlink:type="simple" xlink:show="embed" xlink:actuate="onLoad">
                    <text:p/>
                  </draw:image>
                </draw:frame>
              </draw:g>
            </draw:g>
          </draw:g>
        </draw:g>
        <draw:g>
          <draw:custom-shape draw:style-name="gr3" draw:text-style-name="P5" draw:layer="layout" svg:width="4.445cm" svg:height="15.24cm" svg:x="14.97cm" svg:y="4.5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6" draw:layer="layout" svg:width="3.937cm" svg:height="2.159cm" svg:x="15.224cm" svg:y="11.92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7" draw:layer="layout" svg:width="3.937cm" svg:height="2.159cm" svg:x="15.224cm" svg:y="7.47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8" draw:layer="layout" svg:width="1.59cm" svg:height="0.987cm" svg:x="15.539cm" svg:y="8.52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6" draw:text-style-name="P8" draw:layer="layout" svg:width="1.59cm" svg:height="0.987cm" svg:x="15.539cm" svg:y="7.60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custom-shape draw:style-name="gr7" draw:text-style-name="P9" draw:layer="layout" svg:width="0.762cm" svg:height="1.778cm" svg:x="17.129cm" svg:y="9.89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7" draw:text-style-name="P9" draw:layer="layout" svg:width="0.762cm" svg:height="1.778cm" svg:x="18.018cm" svg:y="9.89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custom-shape draw:style-name="gr8" draw:text-style-name="P10" draw:layer="layout" svg:width="1.59cm" svg:height="0.987cm" svg:x="15.412cm" svg:y="17.666cm">
                <text:p/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8" draw:text-style-name="P10" draw:layer="layout" svg:width="1.59cm" svg:height="0.987cm" svg:x="15.412cm" svg:y="16.748cm">
                <text:p/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</draw:g>
          <draw:g>
            <draw:custom-shape draw:style-name="gr12" draw:text-style-name="P11" draw:layer="layout" svg:width="3.943cm" svg:height="1.517cm" svg:x="15.224cm" svg:y="5.83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0" draw:text-style-name="P12" draw:layer="layout" svg:width="3cm" svg:height="1cm" svg:x="15.695cm" svg:y="6.09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1" draw:text-style-name="P13" draw:layer="layout" svg:width="2.609cm" svg:height="0.776cm" svg:x="15.936cm" svg:y="6.215cm">
                <draw:image xlink:href="Pictures/10003BC5000035B200000FF68359FA5DAA0FE60F.svg" xlink:type="simple" xlink:show="embed" xlink:actuate="onLoad">
                  <text:p/>
                </draw:image>
                <draw:image xlink:href="Pictures/10000201000002080000009A66F9B29421239237.png" xlink:type="simple" xlink:show="embed" xlink:actuate="onLoad"/>
              </draw:frame>
            </draw:g>
          </draw:g>
        </draw:g>
        <draw:frame draw:style-name="gr1" draw:text-style-name="P3" draw:layer="layout" svg:width="3.321cm" svg:height="1.673cm" svg:x="22.698cm" svg:y="12.303cm">
          <draw:text-box>
            <text:p text:style-name="P2">Remote</text:p>
            <text:p text:style-name="P2">filesystem</text:p>
          </draw:text-box>
        </draw:frame>
        <draw:g>
          <draw:custom-shape draw:style-name="gr13" draw:text-style-name="P14" draw:layer="layout" svg:width="1.59cm" svg:height="0.987cm" svg:x="21.701cm" svg:y="15.38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4" draw:layer="layout" svg:width="1.59cm" svg:height="0.987cm" svg:x="21.701cm" svg:y="14.462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3" draw:text-style-name="P14" draw:layer="layout" svg:width="1.59cm" svg:height="0.987cm" svg:x="23.479cm" svg:y="15.38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4" draw:layer="layout" svg:width="1.59cm" svg:height="0.987cm" svg:x="23.479cm" svg:y="14.462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3" draw:text-style-name="P14" draw:layer="layout" svg:width="1.59cm" svg:height="0.987cm" svg:x="25.257cm" svg:y="15.38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4" draw:layer="layout" svg:width="1.59cm" svg:height="0.987cm" svg:x="25.257cm" svg:y="14.462cm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9-04-03T18:00:19.372554050</dc:date>
    <meta:editing-duration>PT10M44S</meta:editing-duration>
    <meta:editing-cycles>2</meta:editing-cycles>
    <meta:generator>LibreOffice/5.0.6.2$Linux_X86_64 LibreOffice_project/00$Build-2</meta:generator>
    <meta:document-statistic meta:object-count="72"/>
  </office:meta>
</office:document-meta>
</file>